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Regular" style:font-family-generic="modern" style:font-pitch="fixed"/>
    <style:font-face style:name="serif" svg:font-family="serif"/>
  </office:font-face-decls>
  <office:automatic-styles>
    <style:style style:name="P1" style:family="paragraph" style:parent-style-name="Text_20_body">
      <style:paragraph-properties fo:break-before="page"/>
      <style:text-properties officeooo:rsid="0011b3c2" officeooo:paragraph-rsid="0011b3c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Source Code Pro Semibold" fo:font-size="32pt" officeooo:rsid="0011b3c2" officeooo:paragraph-rsid="0011b3c2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Source Code Pro Semibold" fo:font-size="12pt" officeooo:rsid="0011b3c2" officeooo:paragraph-rsid="0011b3c2" style:font-size-asian="10.5pt" style:font-size-complex="12pt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er">
      <loext:graphic-properties draw:fill-gradient-name="gradient" draw:fill-hatch-name="hatch"/>
      <style:paragraph-properties fo:padding="0.0201in" fo:border-left="none" fo:border-right="none" fo:border-top="none" fo:border-bottom="0.06pt solid #000000"/>
      <style:text-properties style:font-name="Source Code Pro" fo:font-style="italic" officeooo:rsid="009f982a" officeooo:paragraph-rsid="009f982a" style:font-style-asian="italic" style:font-style-complex="italic"/>
    </style:style>
    <style:style style:name="P9" style:family="paragraph" style:parent-style-name="Header">
      <loext:graphic-properties draw:fill-gradient-name="gradient" draw:fill-hatch-name="hatch"/>
      <style:paragraph-properties fo:text-align="end" style:justify-single-word="false" fo:padding="0.0201in" fo:border-left="none" fo:border-right="none" fo:border-top="none" fo:border-bottom="0.06pt solid #000000"/>
      <style:text-properties style:font-name="Source Code Pro" fo:font-style="italic" officeooo:rsid="009f982a" officeooo:paragraph-rsid="00a0cba4" style:font-style-asian="italic" style:font-style-complex="italic"/>
    </style:style>
    <style:style style:name="P10" style:family="paragraph" style:parent-style-name="Heading_20_1">
      <style:paragraph-properties fo:break-before="page"/>
      <style:text-properties officeooo:rsid="0011b3c2" officeooo:paragraph-rsid="0011b3c2"/>
    </style:style>
    <style:style style:name="P11" style:family="paragraph" style:parent-style-name="Heading_20_1">
      <style:paragraph-properties fo:break-before="page"/>
      <style:text-properties officeooo:rsid="001b70af" officeooo:paragraph-rsid="001b70af"/>
    </style:style>
    <style:style style:name="P12" style:family="paragraph" style:parent-style-name="Heading_20_1">
      <style:paragraph-properties fo:break-before="page"/>
      <style:text-properties officeooo:paragraph-rsid="001b70af"/>
    </style:style>
    <style:style style:name="P13" style:family="paragraph" style:parent-style-name="Heading_20_1">
      <style:paragraph-properties fo:break-before="page"/>
      <style:text-properties officeooo:paragraph-rsid="00c4a37f"/>
    </style:style>
    <style:style style:name="P14" style:family="paragraph" style:parent-style-name="Heading_20_1">
      <style:paragraph-properties fo:break-before="page"/>
      <style:text-properties officeooo:rsid="00c66cb3" officeooo:paragraph-rsid="00c66cb3"/>
    </style:style>
    <style:style style:name="P15" style:family="paragraph" style:parent-style-name="Heading_20_2">
      <style:text-properties officeooo:rsid="001b70af" officeooo:paragraph-rsid="001b70af"/>
    </style:style>
    <style:style style:name="P16" style:family="paragraph" style:parent-style-name="Heading_20_2">
      <style:paragraph-properties fo:break-before="page"/>
      <style:text-properties officeooo:rsid="001b70af" officeooo:paragraph-rsid="001b70af"/>
    </style:style>
    <style:style style:name="P17" style:family="paragraph" style:parent-style-name="Heading_20_2">
      <style:text-properties officeooo:paragraph-rsid="00b76610"/>
    </style:style>
    <style:style style:name="P18" style:family="paragraph" style:parent-style-name="Heading_20_2">
      <style:text-properties officeooo:rsid="00c27ce0" officeooo:paragraph-rsid="00c27ce0"/>
    </style:style>
    <style:style style:name="P19" style:family="paragraph" style:parent-style-name="Standard">
      <style:paragraph-properties fo:text-align="center" style:justify-single-word="false"/>
      <style:text-properties style:font-name="Source Code Pro Semibold" fo:font-size="32pt" officeooo:rsid="0011b3c2" officeooo:paragraph-rsid="0011b3c2" style:font-size-asian="32pt" style:font-size-complex="32pt"/>
    </style:style>
    <style:style style:name="P20" style:family="paragraph" style:parent-style-name="Text_20_body">
      <style:text-properties officeooo:rsid="0011b3c2" officeooo:paragraph-rsid="0011b3c2"/>
    </style:style>
    <style:style style:name="P21" style:family="paragraph" style:parent-style-name="Text_20_body">
      <style:text-properties officeooo:paragraph-rsid="001b70af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8cdd93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316f7f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4549b3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rsid="001cd57c" officeooo:paragraph-rsid="002cf464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1d03c8" style:font-weight-asian="normal" style:font-weight-complex="normal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1d726f" style:font-weight-asian="normal" style:font-weight-complex="normal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261f45" style:font-weight-asian="normal" style:font-weight-complex="normal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2681e5" style:font-weight-asian="normal" style:font-weight-complex="normal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2cf464" style:font-weight-asian="normal" style:font-weight-complex="normal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316f7f" style:font-weight-asian="normal" style:font-weight-complex="normal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516cfe" style:font-weight-asian="normal" style:font-weight-complex="normal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568b4c" style:font-weight-asian="normal" style:font-weight-complex="normal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8867c6" style:font-weight-asian="normal" style:font-weight-complex="normal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8a06e8" style:font-weight-asian="normal" style:font-weight-complex="normal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8cdd93" style:font-weight-asian="normal" style:font-weight-complex="normal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07ffd" style:font-weight-asian="normal" style:font-weight-complex="normal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17f6a" style:font-weight-asian="normal" style:font-weight-complex="normal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60d04" style:font-weight-asian="normal" style:font-weight-complex="normal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fo:font-weight="normal" officeooo:rsid="001cd57c" officeooo:paragraph-rsid="0098fae4" style:font-weight-asian="normal" style:font-weight-complex="normal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369787" style:font-weight-asian="normal" style:font-weight-complex="normal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3ac2d1" style:font-weight-asian="normal" style:font-weight-complex="normal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43301c" style:font-weight-asian="normal" style:font-weight-complex="normal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4a0ea2" style:font-weight-asian="normal" style:font-weight-complex="normal"/>
    </style:style>
    <style:style style:name="P45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bbb0e" style:font-weight-asian="normal" style:font-weight-complex="normal"/>
    </style:style>
    <style:style style:name="P46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c5579" style:font-weight-asian="normal" style:font-weight-complex="normal"/>
    </style:style>
    <style:style style:name="P47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dab3a" style:font-weight-asian="normal" style:font-weight-complex="normal"/>
    </style:style>
    <style:style style:name="P48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4edef6" style:font-weight-asian="normal" style:font-weight-complex="normal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66abc9" style:font-weight-asian="normal" style:font-weight-complex="normal"/>
    </style:style>
    <style:style style:name="P50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66abc9" style:font-weight-asian="normal" style:font-weight-complex="normal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fo:font-weight="normal" officeooo:rsid="00369787" officeooo:paragraph-rsid="00822e0a" style:font-weight-asian="normal" style:font-weight-complex="normal"/>
    </style:style>
    <style:style style:name="P52" style:family="paragraph" style:parent-style-name="Text_20_body">
      <style:paragraph-properties fo:margin-left="0.9846in" fo:margin-right="0in" fo:text-indent="0in" style:auto-text-indent="false"/>
      <style:text-properties fo:font-weight="normal" officeooo:rsid="00369787" officeooo:paragraph-rsid="00822e0a" style:font-weight-asian="normal" style:font-weight-complex="normal"/>
    </style:style>
    <style:style style:name="P53" style:family="paragraph" style:parent-style-name="Text_20_body">
      <style:paragraph-properties fo:margin-left="0.9846in" fo:margin-right="0in" fo:text-indent="0in" style:auto-text-indent="false"/>
      <style:text-properties fo:font-weight="normal" officeooo:rsid="007abf17" officeooo:paragraph-rsid="007abf17" style:font-weight-asian="normal" style:font-weight-complex="normal"/>
    </style:style>
    <style:style style:name="P54" style:family="paragraph" style:parent-style-name="Text_20_body">
      <style:paragraph-properties fo:margin-left="0.9846in" fo:margin-right="0in" fo:text-indent="0in" style:auto-text-indent="false"/>
      <style:text-properties fo:font-weight="normal" officeooo:rsid="007abf17" officeooo:paragraph-rsid="00822e0a" style:font-weight-asian="normal" style:font-weight-complex="normal"/>
    </style:style>
    <style:style style:name="P55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44cf0" style:font-weight-asian="normal" style:font-weight-complex="normal"/>
    </style:style>
    <style:style style:name="P56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44cf0" style:font-weight-asian="normal" style:font-weight-complex="normal"/>
    </style:style>
    <style:style style:name="P57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61f45" style:font-weight-asian="normal" style:font-weight-complex="normal"/>
    </style:style>
    <style:style style:name="P58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681e5" style:font-weight-asian="normal" style:font-weight-complex="normal"/>
    </style:style>
    <style:style style:name="P59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2dece6" style:font-weight-asian="normal" style:font-weight-complex="normal"/>
    </style:style>
    <style:style style:name="P60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316f7f" style:font-weight-asian="normal" style:font-weight-complex="normal"/>
    </style:style>
    <style:style style:name="P61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516cfe" style:font-weight-asian="normal" style:font-weight-complex="normal"/>
    </style:style>
    <style:style style:name="P62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568b4c" style:font-weight-asian="normal" style:font-weight-complex="normal"/>
    </style:style>
    <style:style style:name="P63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8a06e8" style:font-weight-asian="normal" style:font-weight-complex="normal"/>
    </style:style>
    <style:style style:name="P64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244cf0" officeooo:paragraph-rsid="008a4740" style:font-weight-asian="normal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61f45" style:font-weight-asian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681e5" style:font-weight-asian="normal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2cf464" style:font-weight-asian="normal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316f7f" style:font-weight-asian="normal" style:font-weight-complex="normal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516cfe" style:font-weight-asian="normal" style:font-weight-complex="normal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568b4c" style:font-weight-asian="normal" style:font-weight-complex="normal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8a06e8" style:font-weight-asian="normal" style:font-weight-complex="normal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8cdd93" style:font-weight-asian="normal" style:font-weight-complex="normal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917f6a" style:font-weight-asian="normal" style:font-weight-complex="normal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960d04" style:font-weight-asian="normal" style:font-weight-complex="normal"/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style:font-name="Liberation Serif" fo:font-weight="normal" officeooo:rsid="00244cf0" officeooo:paragraph-rsid="0098fae4" style:font-weight-asian="normal" style:font-weight-complex="normal"/>
    </style:style>
    <style:style style:name="P76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3f5e1" officeooo:paragraph-rsid="005d5c2d" style:font-weight-asian="normal" style:font-weight-complex="normal"/>
    </style:style>
    <style:style style:name="P77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57cc29" style:font-weight-asian="normal" style:font-weight-complex="normal"/>
    </style:style>
    <style:style style:name="P78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86221d" style:font-weight-asian="normal" style:font-weight-complex="normal"/>
    </style:style>
    <style:style style:name="P79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8a06e8" style:font-weight-asian="normal" style:font-weight-complex="normal"/>
    </style:style>
    <style:style style:name="P80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8cdd93" style:font-weight-asian="normal" style:font-weight-complex="normal"/>
    </style:style>
    <style:style style:name="P81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917f6a" style:font-weight-asian="normal" style:font-weight-complex="normal"/>
    </style:style>
    <style:style style:name="P82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960d04" style:font-weight-asian="normal" style:font-weight-complex="normal"/>
    </style:style>
    <style:style style:name="P83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57cc29" officeooo:paragraph-rsid="0098fae4" style:font-weight-asian="normal" style:font-weight-complex="normal"/>
    </style:style>
    <style:style style:name="P84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607ca9" officeooo:paragraph-rsid="00607ca9" style:font-weight-asian="normal" style:font-weight-complex="normal"/>
    </style:style>
    <style:style style:name="P85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607ca9" officeooo:paragraph-rsid="00827a23" style:font-weight-asian="normal" style:font-weight-complex="normal"/>
    </style:style>
    <style:style style:name="P86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92457e" officeooo:paragraph-rsid="0092457e" style:font-weight-asian="normal" style:font-weight-complex="normal"/>
    </style:style>
    <style:style style:name="P87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92457e" officeooo:paragraph-rsid="00960d04" style:font-weight-asian="normal" style:font-weight-complex="normal"/>
    </style:style>
    <style:style style:name="P88" style:family="paragraph" style:parent-style-name="Text_20_body" style:list-style-name="L1">
      <style:paragraph-properties fo:margin-left="0.9846in" fo:margin-right="0in" fo:text-indent="-0.25in" style:auto-text-indent="false"/>
      <style:text-properties style:font-name="Liberation Serif" fo:font-weight="normal" officeooo:rsid="00960d04" officeooo:paragraph-rsid="00960d04" style:font-weight-asian="normal" style:font-weight-complex="normal"/>
    </style:style>
    <style:style style:name="P89" style:family="paragraph" style:parent-style-name="Text_20_body" style:list-style-name="L2">
      <style:text-properties style:font-name="Liberation Serif" fo:font-weight="normal" officeooo:rsid="00add998" officeooo:paragraph-rsid="00add998" style:font-weight-asian="normal" style:font-weight-complex="normal"/>
    </style:style>
    <style:style style:name="P90" style:family="paragraph" style:parent-style-name="Text_20_body" style:list-style-name="L2">
      <style:text-properties style:font-name="Liberation Serif" fo:font-weight="normal" officeooo:rsid="00ae79d9" officeooo:paragraph-rsid="00ae79d9" style:font-weight-asian="normal" style:font-weight-complex="normal"/>
    </style:style>
    <style:style style:name="P91" style:family="paragraph" style:parent-style-name="Text_20_body" style:list-style-name="L2">
      <style:text-properties style:font-name="Liberation Serif" fo:font-weight="normal" officeooo:rsid="00b3daf0" officeooo:paragraph-rsid="00b3daf0" style:font-weight-asian="normal" style:font-weight-complex="normal"/>
    </style:style>
    <style:style style:name="P92" style:family="paragraph" style:parent-style-name="Text_20_body">
      <style:text-properties style:font-name="Liberation Serif" fo:font-weight="normal" officeooo:rsid="00b83f90" officeooo:paragraph-rsid="00bdc30c" style:font-weight-asian="normal" style:font-weight-complex="normal"/>
    </style:style>
    <style:style style:name="P93" style:family="paragraph" style:parent-style-name="Text_20_body">
      <style:text-properties style:font-name="Liberation Serif" fo:font-weight="normal" officeooo:rsid="00bdc30c" officeooo:paragraph-rsid="00bdc30c" style:font-weight-asian="normal" style:font-weight-complex="normal"/>
    </style:style>
    <style:style style:name="P94" style:family="paragraph" style:parent-style-name="Text_20_body">
      <style:paragraph-properties fo:margin-left="0.4925in" fo:margin-right="0in" fo:text-indent="0in" style:auto-text-indent="false"/>
      <style:text-properties officeooo:paragraph-rsid="001d03c8"/>
    </style:style>
    <style:style style:name="P95" style:family="paragraph" style:parent-style-name="Text_20_body">
      <style:text-properties style:font-name="Source Code Pro Semibold1" fo:font-weight="normal" officeooo:rsid="001cd57c" officeooo:paragraph-rsid="001d03c8" style:font-weight-asian="normal" style:font-weight-complex="normal"/>
    </style:style>
    <style:style style:name="P96" style:family="paragraph" style:parent-style-name="Text_20_body">
      <style:text-properties style:font-name="Source Code Pro Semibold1" fo:font-weight="normal" officeooo:rsid="001cd57c" officeooo:paragraph-rsid="00907ffd" style:font-weight-asian="normal" style:font-weight-complex="normal"/>
    </style:style>
    <style:style style:name="P97" style:family="paragraph" style:parent-style-name="Text_20_body">
      <style:text-properties style:font-name="Source Code Pro Semibold1" fo:font-weight="normal" officeooo:rsid="00aa0291" officeooo:paragraph-rsid="00aa0291" style:font-weight-asian="normal" style:font-weight-complex="normal"/>
    </style:style>
    <style:style style:name="P98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aa0291" officeooo:paragraph-rsid="00b83f90" style:font-weight-asian="normal" style:font-weight-complex="normal"/>
    </style:style>
    <style:style style:name="P99" style:family="paragraph" style:parent-style-name="Text_20_body">
      <style:text-properties style:font-name="Source Code Pro Semibold1" fo:font-weight="normal" officeooo:rsid="00aa0291" officeooo:paragraph-rsid="00bdc30c" style:font-weight-asian="normal" style:font-weight-complex="normal"/>
    </style:style>
    <style:style style:name="P100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aa0291" officeooo:paragraph-rsid="00bdc30c" style:font-weight-asian="normal" style:font-weight-complex="normal"/>
    </style:style>
    <style:style style:name="P101" style:family="paragraph" style:parent-style-name="Text_20_body">
      <style:paragraph-properties fo:margin-left="0.4925in" fo:margin-right="0in" fo:text-indent="0in" style:auto-text-indent="false"/>
      <style:text-properties style:font-name="Source Code Pro Semibold1" fo:font-weight="normal" officeooo:rsid="00b83f90" officeooo:paragraph-rsid="00b83f90" style:font-weight-asian="normal" style:font-weight-complex="normal"/>
    </style:style>
    <style:style style:name="P102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1d726f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2681e5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516cfe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1cd57c" officeooo:paragraph-rsid="00568b4c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846772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8a06e8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8cdd93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917f6a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960d04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style:font-name="Source Code Pro Semibold1" fo:font-style="normal" fo:font-weight="normal" officeooo:rsid="00846772" officeooo:paragraph-rsid="0098fae4" style:font-style-asian="normal" style:font-weight-asian="normal" style:font-style-complex="normal" style:font-weight-complex="normal"/>
    </style:style>
    <style:style style:name="P112" style:family="paragraph" style:parent-style-name="Text_20_body" style:list-style-name="L5">
      <style:text-properties officeooo:rsid="00c27ce0" officeooo:paragraph-rsid="00c27ce0"/>
    </style:style>
    <style:style style:name="P113" style:family="paragraph" style:parent-style-name="Text_20_body">
      <style:text-properties officeooo:paragraph-rsid="00c27ce0"/>
    </style:style>
    <style:style style:name="T1" style:family="text">
      <style:text-properties officeooo:rsid="001b70a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7da11"/>
    </style:style>
    <style:style style:name="T4" style:family="text">
      <style:text-properties officeooo:rsid="003ac2d1"/>
    </style:style>
    <style:style style:name="T5" style:family="text">
      <style:text-properties officeooo:rsid="0043ef08"/>
    </style:style>
    <style:style style:name="T6" style:family="text">
      <style:text-properties officeooo:rsid="004b1bc6"/>
    </style:style>
    <style:style style:name="T7" style:family="text">
      <style:text-properties style:font-name="Source Code Pro Semibold1"/>
    </style:style>
    <style:style style:name="T8" style:family="text">
      <style:text-properties style:font-name="Source Code Pro Semibold1" fo:font-weight="normal" style:font-weight-asian="normal" style:font-weight-complex="normal"/>
    </style:style>
    <style:style style:name="T9" style:family="text">
      <style:text-properties style:font-name="Source Code Pro Semibold1" fo:font-weight="normal" officeooo:rsid="001cd57c" style:font-weight-asian="normal" style:font-weight-complex="normal"/>
    </style:style>
    <style:style style:name="T10" style:family="text">
      <style:text-properties style:font-name="Source Code Pro Semibold1" fo:font-weight="normal" officeooo:rsid="008867c6" style:font-weight-asian="normal" style:font-weight-complex="normal"/>
    </style:style>
    <style:style style:name="T11" style:family="text">
      <style:text-properties style:font-name="Source Code Pro Semibold1" fo:font-weight="normal" officeooo:rsid="008cdd93" style:font-weight-asian="normal" style:font-weight-complex="normal"/>
    </style:style>
    <style:style style:name="T12" style:family="text">
      <style:text-properties style:font-name="Source Code Pro Semibold1" fo:font-weight="normal" officeooo:rsid="008bab37" style:font-weight-asian="normal" style:font-weight-complex="normal"/>
    </style:style>
    <style:style style:name="T13" style:family="text">
      <style:text-properties style:font-name="Source Code Pro Semibold1" officeooo:rsid="0076531f"/>
    </style:style>
    <style:style style:name="T14" style:family="text">
      <style:text-properties style:font-name="Source Code Pro Semibold1" officeooo:rsid="00834564"/>
    </style:style>
    <style:style style:name="T15" style:family="text">
      <style:text-properties style:font-name="Source Code Pro Semibold1" officeooo:rsid="008867c6"/>
    </style:style>
    <style:style style:name="T16" style:family="text">
      <style:text-properties style:font-name="Source Code Pro Semibold1" officeooo:rsid="008bab37"/>
    </style:style>
    <style:style style:name="T17" style:family="text">
      <style:text-properties style:font-name="Source Code Pro Semibold1" officeooo:rsid="008cdd25"/>
    </style:style>
    <style:style style:name="T18" style:family="text">
      <style:text-properties style:font-name="Source Code Pro Semibold1" officeooo:rsid="009d4026"/>
    </style:style>
    <style:style style:name="T19" style:family="text">
      <style:text-properties officeooo:rsid="00516cfe"/>
    </style:style>
    <style:style style:name="T20" style:family="text">
      <style:text-properties officeooo:rsid="00568b4c"/>
    </style:style>
    <style:style style:name="T21" style:family="text">
      <style:text-properties officeooo:rsid="0057cc29"/>
    </style:style>
    <style:style style:name="T22" style:family="text">
      <style:text-properties officeooo:rsid="0058d44b"/>
    </style:style>
    <style:style style:name="T23" style:family="text">
      <style:text-properties officeooo:rsid="005bb89b"/>
    </style:style>
    <style:style style:name="T24" style:family="text">
      <style:text-properties officeooo:rsid="00607ca9"/>
    </style:style>
    <style:style style:name="T25" style:family="text">
      <style:text-properties officeooo:rsid="00618e20"/>
    </style:style>
    <style:style style:name="T26" style:family="text">
      <style:text-properties officeooo:rsid="0061bcae"/>
    </style:style>
    <style:style style:name="T27" style:family="text">
      <style:text-properties fo:font-style="italic" officeooo:rsid="006464b0" style:font-style-asian="italic" style:font-style-complex="italic"/>
    </style:style>
    <style:style style:name="T28" style:family="text">
      <style:text-properties officeooo:rsid="0066abc9"/>
    </style:style>
    <style:style style:name="T29" style:family="text">
      <style:text-properties officeooo:rsid="0067b196"/>
    </style:style>
    <style:style style:name="T30" style:family="text">
      <style:text-properties fo:letter-spacing="normal" officeooo:rsid="0067b196"/>
    </style:style>
    <style:style style:name="T31" style:family="text">
      <style:text-properties officeooo:rsid="0078ddfc"/>
    </style:style>
    <style:style style:name="T32" style:family="text">
      <style:text-properties officeooo:rsid="007abf17"/>
    </style:style>
    <style:style style:name="T33" style:family="text">
      <style:text-properties officeooo:rsid="007ad4d8"/>
    </style:style>
    <style:style style:name="T34" style:family="text">
      <style:text-properties officeooo:rsid="007cbf68"/>
    </style:style>
    <style:style style:name="T35" style:family="text">
      <style:text-properties officeooo:rsid="007fb861"/>
    </style:style>
    <style:style style:name="T36" style:family="text">
      <style:text-properties officeooo:rsid="00827a23"/>
    </style:style>
    <style:style style:name="T37" style:family="text">
      <style:text-properties officeooo:rsid="008a06e8"/>
    </style:style>
    <style:style style:name="T38" style:family="text">
      <style:text-properties officeooo:rsid="008eba5a"/>
    </style:style>
    <style:style style:name="T39" style:family="text">
      <style:text-properties officeooo:rsid="00917f6a"/>
    </style:style>
    <style:style style:name="T40" style:family="text">
      <style:text-properties officeooo:rsid="00960d04"/>
    </style:style>
    <style:style style:name="T41" style:family="text">
      <style:text-properties officeooo:rsid="0098fae4"/>
    </style:style>
    <style:style style:name="T42" style:family="text">
      <style:text-properties officeooo:rsid="00999cc7"/>
    </style:style>
    <style:style style:name="T43" style:family="text">
      <style:text-properties officeooo:rsid="00aa0291"/>
    </style:style>
    <style:style style:name="T44" style:family="text">
      <style:text-properties officeooo:rsid="00b077e4"/>
    </style:style>
    <style:style style:name="T45" style:family="text">
      <style:text-properties officeooo:rsid="00b1e9a1"/>
    </style:style>
    <style:style style:name="T46" style:family="text">
      <style:text-properties officeooo:rsid="00b55a7a"/>
    </style:style>
    <style:style style:name="T47" style:family="text">
      <style:text-properties officeooo:rsid="00b5f4c1"/>
    </style:style>
    <style:style style:name="T48" style:family="text">
      <style:text-properties officeooo:rsid="00b76610"/>
    </style:style>
    <style:style style:name="T49" style:family="text">
      <style:text-properties officeooo:rsid="00bae61e"/>
    </style:style>
    <style:style style:name="T50" style:family="text">
      <style:text-properties fo:font-weight="bold" officeooo:rsid="00bae61e" style:font-weight-asian="bold" style:font-weight-complex="bold"/>
    </style:style>
    <style:style style:name="T51" style:family="text">
      <style:text-properties officeooo:rsid="00bdc30c"/>
    </style:style>
    <style:style style:name="T52" style:family="text">
      <style:text-properties officeooo:rsid="00c108e4"/>
    </style:style>
    <style:style style:name="T53" style:family="text">
      <style:text-properties officeooo:rsid="00c27ce0"/>
    </style:style>
    <style:style style:name="T54" style:family="text">
      <style:text-properties officeooo:rsid="00c4a3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8X-RIPTIDE Assemble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5"><text:a xlink:type="simple" xlink:href="#__RefHeading___Toc758_2031202759" text:style-name="Index_20_Link" text:visited-style-name="Index_20_Link">Preface &amp; Introduction<text:tab/>3</text:a></text:p>
          <text:p text:style-name="P5"><text:a xlink:type="simple" xlink:href="#__RefHeading___Toc1378_2031202759" text:style-name="Index_20_Link" text:visited-style-name="Index_20_Link">Assembler Features<text:tab/>4</text:a></text:p>
          <text:p text:style-name="P5"><text:a xlink:type="simple" xlink:href="#__RefHeading___Toc1380_2031202759" text:style-name="Index_20_Link" text:visited-style-name="Index_20_Link">Command Line Interface<text:tab/>5</text:a></text:p>
          <text:p text:style-name="P5"><text:a xlink:type="simple" xlink:href="#__RefHeading___Toc1382_2031202759" text:style-name="Index_20_Link" text:visited-style-name="Index_20_Link">Line Syntax<text:tab/>6</text:a></text:p>
          <text:p text:style-name="P6"><text:a xlink:type="simple" xlink:href="#__RefHeading___Toc4019_2031202759" text:style-name="Index_20_Link" text:visited-style-name="Index_20_Link">Additional Line Structure<text:tab/>6</text:a></text:p>
          <text:p text:style-name="P6"><text:a xlink:type="simple" xlink:href="#__RefHeading___Toc4021_2031202759" text:style-name="Index_20_Link" text:visited-style-name="Index_20_Link">Reserved Labels<text:tab/>7</text:a></text:p>
          <text:p text:style-name="P5"><text:a xlink:type="simple" xlink:href="#__RefHeading___Toc4023_2031202759" text:style-name="Index_20_Link" text:visited-style-name="Index_20_Link">Instruction Syntax<text:tab/>8</text:a></text:p>
          <text:p text:style-name="P6"><text:a xlink:type="simple" xlink:href="#__RefHeading___Toc1712_2031202759" text:style-name="Index_20_Link" text:visited-style-name="Index_20_Link">NOP<text:tab/>8</text:a></text:p>
          <text:p text:style-name="P6"><text:a xlink:type="simple" xlink:href="#__RefHeading___Toc1714_2031202759" text:style-name="Index_20_Link" text:visited-style-name="Index_20_Link">MOVE<text:tab/>8</text:a></text:p>
          <text:p text:style-name="P6"><text:a xlink:type="simple" xlink:href="#__RefHeading___Toc1716_2031202759" text:style-name="Index_20_Link" text:visited-style-name="Index_20_Link">ADD<text:tab/>9</text:a></text:p>
          <text:p text:style-name="P6"><text:a xlink:type="simple" xlink:href="#__RefHeading___Toc1718_2031202759" text:style-name="Index_20_Link" text:visited-style-name="Index_20_Link">AND<text:tab/>10</text:a></text:p>
          <text:p text:style-name="P6"><text:a xlink:type="simple" xlink:href="#__RefHeading___Toc1720_2031202759" text:style-name="Index_20_Link" text:visited-style-name="Index_20_Link">XOR<text:tab/>11</text:a></text:p>
          <text:p text:style-name="P6"><text:a xlink:type="simple" xlink:href="#__RefHeading___Toc1722_2031202759" text:style-name="Index_20_Link" text:visited-style-name="Index_20_Link">XEC<text:tab/>12</text:a></text:p>
          <text:p text:style-name="P6"><text:a xlink:type="simple" xlink:href="#__RefHeading___Toc1724_2031202759" text:style-name="Index_20_Link" text:visited-style-name="Index_20_Link">NZT<text:tab/>13</text:a></text:p>
          <text:p text:style-name="P6"><text:a xlink:type="simple" xlink:href="#__RefHeading___Toc1726_2031202759" text:style-name="Index_20_Link" text:visited-style-name="Index_20_Link">CALL<text:tab/>13</text:a></text:p>
          <text:p text:style-name="P6"><text:a xlink:type="simple" xlink:href="#__RefHeading___Toc1728_2031202759" text:style-name="Index_20_Link" text:visited-style-name="Index_20_Link">RET<text:tab/>14</text:a></text:p>
          <text:p text:style-name="P6"><text:a xlink:type="simple" xlink:href="#__RefHeading___Toc1730_2031202759" text:style-name="Index_20_Link" text:visited-style-name="Index_20_Link">XMIT<text:tab/>14</text:a></text:p>
          <text:p text:style-name="P6"><text:a xlink:type="simple" xlink:href="#__RefHeading___Toc1732_2031202759" text:style-name="Index_20_Link" text:visited-style-name="Index_20_Link">JMP<text:tab/>14</text:a></text:p>
          <text:p text:style-name="P5"><text:a xlink:type="simple" xlink:href="#__RefHeading___Toc1384_2031202759" text:style-name="Index_20_Link" text:visited-style-name="Index_20_Link">Declarations<text:tab/>15</text:a></text:p>
          <text:p text:style-name="P5"><text:a xlink:type="simple" xlink:href="#__RefHeading___Toc1386_2031202759" text:style-name="Index_20_Link" text:visited-style-name="Index_20_Link">Directives<text:tab/>16</text:a></text:p>
        </text:index-body>
      </text:table-of-content>
      <text:p text:style-name="P4"/>
      <text:h text:style-name="P10" text:outline-level="1"><text:bookmark-start text:name="__RefHeading___Toc758_2031202759"/>Preface &amp; Introduction<text:bookmark-end text:name="__RefHeading___Toc758_2031202759"/></text:h>
      <text:p text:style-name="P20">Blah blah blah</text:p>
      <text:p text:style-name="P20"/>
      <text:p text:style-name="P20"/>
      <text:h text:style-name="P11" text:outline-level="1"><text:bookmark-start text:name="__RefHeading___Toc1378_2031202759"/>Assembler Features<text:bookmark-end text:name="__RefHeading___Toc1378_2031202759"/></text:h>
      <text:p text:style-name="P21"/>
      <text:p text:style-name="P21"/>
      <text:h text:style-name="P11" text:outline-level="1"><text:bookmark-start text:name="__RefHeading___Toc1380_2031202759"/>Command Line Interface<text:bookmark-end text:name="__RefHeading___Toc1380_2031202759"/></text:h>
      <text:p text:style-name="P21"/>
      <text:p text:style-name="P21"/>
      <text:h text:style-name="P13" text:outline-level="1"><text:bookmark-start text:name="__RefHeading___Toc1382_2031202759"/><text:span text:style-name="T54">Line Syntax</text:span><text:bookmark-end text:name="__RefHeading___Toc1382_2031202759"/></text:h>
      <text:p text:style-name="P97">LABEL<text:tab/>MNEMONIC OPERANDS ; COMMENT</text:p>
      <text:list text:style-name="L2">
        <text:list-item>
          <text:p text:style-name="P89">Label – <text:span text:style-name="T49">M</text:span>ust begin with an alphabetical character, can contain only letters and numbers, and must have no white-space preceding it on a line.</text:p>
        </text:list-item>
        <text:list-item>
          <text:p text:style-name="P90">Mnemonic – <text:span text:style-name="T50">Must be preceded by white-space</text:span><text:span text:style-name="T49">. M</text:span>ust be an instruction <text:span text:style-name="T45">("MOVE", "ADD", "AND", "XOR", "XEC", "NZT", "XMIT", "JMP", "CALL", "RET", "NOP") </text:span>or assembler directive (“ORG”, “EQU”, “<text:span text:style-name="T44">DATA”</text:span>)</text:p>
        </text:list-item>
        <text:list-item>
          <text:p text:style-name="P91">Operands – Mnemonic-specific parameters</text:p>
        </text:list-item>
        <text:list-item>
          <text:p text:style-name="P91">Comment – Characters following a ‘;’ will be ignored by the assembler. <text:span text:style-name="T46">Comments can be on their own line or </text:span><text:span text:style-name="T47">on an instruction’s line, </text:span><text:span text:style-name="T46">following the completed instruction syntax.</text:span></text:p>
        </text:list-item>
      </text:list>
      <text:h text:style-name="P17" text:outline-level="2"><text:bookmark-start text:name="__RefHeading___Toc4019_2031202759"/><text:span text:style-name="T48">Additional </text:span><text:span text:style-name="T43">Line </text:span>Structure<text:bookmark-end text:name="__RefHeading___Toc4019_2031202759"/></text:h>
      <text:p text:style-name="P92">If a label appears on its own line, it will be stored by the assembler and mapped/attached to the following line. At most, one label can be attached to a line. If multiple labels appear before a mnemonic, only the last one will be valid. </text:p>
      <text:p text:style-name="P98">LABEL<text:tab/></text:p>
      <text:p text:style-name="P98"><text:tab/>MNEMONIC OPERANDS ; COMMENT</text:p>
      <text:p text:style-name="P92">In the <text:span text:style-name="T51">following</text:span> example, “LABEL” would not be valid for use and only “LABEL2” will be attached to the following mnemonic. Attempts to use “LABEL” will result in an error.</text:p>
      <text:p text:style-name="P98">LABEL</text:p>
      <text:p text:style-name="P101">LABEL2</text:p>
      <text:p text:style-name="P98"><text:tab/>MNEMONIC OPERANDS ; COMMENT</text:p>
      <text:p text:style-name="P93">If a mnemonic appears at the beginning of the line (i.e. 0 indentation), the assembler will treat it as a label, likely resulting in <text:span text:style-name="T52">an </text:span>error.</text:p>
      <text:p text:style-name="P100">LABEL</text:p>
      <text:p text:style-name="P100">MNEMONIC OPERANDS</text:p>
      <text:p text:style-name="P99"/>
      <text:p text:style-name="P99"/>
      <text:h text:style-name="P18" text:outline-level="2"><text:bookmark-start text:name="__RefHeading___Toc4021_2031202759"/><text:soft-page-break/>Reserved Labels<text:bookmark-end text:name="__RefHeading___Toc4021_2031202759"/></text:h>
      <text:p text:style-name="P113"><text:span text:style-name="T53">The following keywords cannot be used as labels. Placing them at the beginning of a line results in a specific assembler directive. See (TODO: Link to directives).</text:span></text:p>
      <text:list xml:id="list4024091315" text:style-name="L5">
        <text:list-item>
          <text:p text:style-name="P112"><text:span text:style-name="T9">I</text:span><text:span text:style-name="T8">NCLUDE</text:span></text:p>
        </text:list-item>
        <text:list-item>
          <text:p text:style-name="P112"><text:span text:style-name="T8">MACRO</text:span></text:p>
        </text:list-item>
        <text:list-item>
          <text:p text:style-name="P112"><text:span text:style-name="T8">ENDMACRO</text:span></text:p>
        </text:list-item>
      </text:list>
      <text:h text:style-name="P14" text:outline-level="1"><text:bookmark-start text:name="__RefHeading___Toc4023_2031202759"/>Instruction Syntax<text:bookmark-end text:name="__RefHeading___Toc4023_2031202759"/></text:h>
      <text:h text:style-name="P15" text:outline-level="2"><text:bookmark-start text:name="__RefHeading___Toc1712_2031202759"/>NOP<text:bookmark-end text:name="__RefHeading___Toc1712_2031202759"/></text:h>
      <text:p text:style-name="P95">NOP</text:p>
      <text:p text:style-name="P26">Example:</text:p>
      <text:p text:style-name="P26"><text:tab/><text:span text:style-name="T7">NOP</text:span></text:p>
      <text:h text:style-name="P15" text:outline-level="2"><text:bookmark-start text:name="__RefHeading___Toc1714_2031202759"/>MOVE<text:bookmark-end text:name="__RefHeading___Toc1714_2031202759"/></text:h>
      <text:p text:style-name="P102">MOVE S(R), D</text:p>
      <text:p text:style-name="P55">Operands:</text:p>
      <text:list xml:id="list2696967824" text:style-name="L1">
        <text:list-item>
          <text:p text:style-name="P56">S – Source register </text:p>
        </text:list-item>
        <text:list-item>
          <text:p text:style-name="P56">R – Rotate amount</text:p>
        </text:list-item>
        <text:list-item>
          <text:p text:style-name="P56">D – Destination register</text:p>
        </text:list-item>
      </text:list>
      <text:p text:style-name="P27">Example:</text:p>
      <text:p text:style-name="P94"><text:tab/><text:span text:style-name="T9">MOVE R1(2), AUX</text:span></text:p>
      <text:p text:style-name="P41">Notes:</text:p>
      <text:p text:style-name="P48">The rotate amount, R, is an optional field. </text:p>
      <text:p text:style-name="P48">E.g. “MOVE R1(0), AUX” is equivalent to “MOVE R1, AUX”</text:p>
      <text:p text:style-name="P103">MOVE S, L, D </text:p>
      <text:p text:style-name="P66">Operands:</text:p>
      <text:list xml:id="list150015359664662" text:continue-numbering="true" text:style-name="L1">
        <text:list-item>
          <text:p text:style-name="P58">S – Source register </text:p>
        </text:list-item>
        <text:list-item>
          <text:p text:style-name="P58"><text:span text:style-name="T3">L</text:span> – <text:span text:style-name="T3">Length</text:span></text:p>
        </text:list-item>
        <text:list-item>
          <text:p text:style-name="P58">D – Destination register</text:p>
        </text:list-item>
      </text:list>
      <text:p text:style-name="P29">Example:</text:p>
      <text:p text:style-name="P94"><text:tab/><text:span text:style-name="T9">MOVE RIV3, 3, R6</text:span></text:p>
      <text:h text:style-name="P15" text:outline-level="2"><text:bookmark-start text:name="__RefHeading___Toc1716_2031202759"/><text:soft-page-break/>ADD<text:bookmark-end text:name="__RefHeading___Toc1716_2031202759"/></text:h>
      <text:p text:style-name="P103">ADD S(R), D</text:p>
      <text:p text:style-name="P65">Operands:</text:p>
      <text:list xml:id="list150015214777083" text:continue-numbering="true" text:style-name="L1">
        <text:list-item>
          <text:p text:style-name="P57">S – Source register </text:p>
        </text:list-item>
        <text:list-item>
          <text:p text:style-name="P57">R – Rotate amount</text:p>
        </text:list-item>
        <text:list-item>
          <text:p text:style-name="P57">D – Destination register</text:p>
        </text:list-item>
      </text:list>
      <text:p text:style-name="P28">Example:</text:p>
      <text:p text:style-name="P28"><text:tab/><text:span text:style-name="T7">ADD R1 (4), R3</text:span></text:p>
      <text:p text:style-name="P42">Notes:</text:p>
      <text:p text:style-name="P47">The rotate amount, R, is an optional field. </text:p>
      <text:p text:style-name="P47">E.g. “<text:span text:style-name="T4">ADD</text:span> R1(0), <text:span text:style-name="T4">R3</text:span>” is equivalent to “<text:span text:style-name="T4">ADD</text:span> R1, <text:span text:style-name="T4">R3</text:span>”</text:p>
      <text:p text:style-name="P103">ADD S, L, D</text:p>
      <text:p text:style-name="P67">Operands:</text:p>
      <text:list xml:id="list150014197531476" text:continue-numbering="true" text:style-name="L1">
        <text:list-item>
          <text:p text:style-name="P59">S – Source register </text:p>
        </text:list-item>
        <text:list-item>
          <text:p text:style-name="P59"><text:span text:style-name="T3">L</text:span> – <text:span text:style-name="T3">Length</text:span></text:p>
        </text:list-item>
        <text:list-item>
          <text:p text:style-name="P59">D – Destination register</text:p>
        </text:list-item>
      </text:list>
      <text:p text:style-name="P30">Example:</text:p>
      <text:p text:style-name="P25"><text:span text:style-name="T2"><text:tab/></text:span><text:span text:style-name="T8">ADD R11, 4, LIV3</text:span></text:p>
      <text:h text:style-name="P16" text:outline-level="2"><text:bookmark-start text:name="__RefHeading___Toc1718_2031202759"/>AND<text:bookmark-end text:name="__RefHeading___Toc1718_2031202759"/></text:h>
      <text:p text:style-name="P103"><text:bookmark-start text:name="__RefHeading___Toc1718_2031202759 Copy 1"/>AND S(R), D<text:bookmark-end text:name="__RefHeading___Toc1718_2031202759 Copy 1"/></text:p>
      <text:p text:style-name="P68">Operands:</text:p>
      <text:list xml:id="list150014877986304" text:continue-numbering="true" text:style-name="L1">
        <text:list-item>
          <text:p text:style-name="P60">S – Source register </text:p>
        </text:list-item>
        <text:list-item>
          <text:p text:style-name="P60">R – Rotate amount</text:p>
        </text:list-item>
        <text:list-item>
          <text:p text:style-name="P60">D – Destination register</text:p>
        </text:list-item>
      </text:list>
      <text:p text:style-name="P31">Example:</text:p>
      <text:p text:style-name="P31"><text:tab/><text:span text:style-name="T7">AND R1 (4), R3</text:span></text:p>
      <text:p text:style-name="P43">Notes:</text:p>
      <text:p text:style-name="P46">The rotate amount, R, is an optional field. </text:p>
      <text:p text:style-name="P46">E.g. “<text:span text:style-name="T5">AND</text:span> R1(0), <text:span text:style-name="T4">R3</text:span>” is equivalent to “<text:span text:style-name="T5">AND</text:span> R1, <text:span text:style-name="T4">R3</text:span>”</text:p>
      <text:p text:style-name="P103"><text:bookmark-start text:name="__RefHeading___Toc1718_2031202759 Copy 2"/>AND S, L, D<text:bookmark-end text:name="__RefHeading___Toc1718_2031202759 Copy 2"/></text:p>
      <text:p text:style-name="P68">Operands:</text:p>
      <text:list xml:id="list150014036691491" text:continue-numbering="true" text:style-name="L1">
        <text:list-item>
          <text:p text:style-name="P60">S – Source register </text:p>
        </text:list-item>
        <text:list-item>
          <text:p text:style-name="P60"><text:span text:style-name="T3">L</text:span> – <text:span text:style-name="T3">Length</text:span></text:p>
        </text:list-item>
        <text:list-item>
          <text:p text:style-name="P60">D – Destination register</text:p>
        </text:list-item>
      </text:list>
      <text:p text:style-name="P31">Example:</text:p>
      <text:p text:style-name="P24"><text:span text:style-name="T2"><text:tab/></text:span><text:span text:style-name="T8">AND R11, 4, LIV3</text:span></text:p>
      <text:h text:style-name="P16" text:outline-level="2"><text:bookmark-start text:name="__RefHeading___Toc1720_2031202759"/>XOR<text:bookmark-end text:name="__RefHeading___Toc1720_2031202759"/></text:h>
      <text:p text:style-name="P103">XOR S(R), D</text:p>
      <text:p text:style-name="P68">Operands:</text:p>
      <text:list xml:id="list150015843117957" text:continue-numbering="true" text:style-name="L1">
        <text:list-item>
          <text:p text:style-name="P60">S – Source register </text:p>
        </text:list-item>
        <text:list-item>
          <text:p text:style-name="P60">R – Rotate amount</text:p>
        </text:list-item>
        <text:list-item>
          <text:p text:style-name="P60">D – Destination register</text:p>
        </text:list-item>
      </text:list>
      <text:p text:style-name="P31">Example:</text:p>
      <text:p text:style-name="P31"><text:tab/><text:span text:style-name="T7">XOR R1 (4), R3</text:span></text:p>
      <text:p text:style-name="P44">Notes:</text:p>
      <text:p text:style-name="P45">The rotate amount, R, is an optional field. </text:p>
      <text:p text:style-name="P45">E.g. “<text:span text:style-name="T6">XOR</text:span> R1(0), <text:span text:style-name="T4">R3</text:span>” is equivalent to “<text:span text:style-name="T6">XOR</text:span> R1, <text:span text:style-name="T4">R3</text:span>”</text:p>
      <text:p text:style-name="P103">XOR S, L, D</text:p>
      <text:p text:style-name="P68">Operands:</text:p>
      <text:list xml:id="list150015516680123" text:continue-numbering="true" text:style-name="L1">
        <text:list-item>
          <text:p text:style-name="P60">S – Source register </text:p>
        </text:list-item>
        <text:list-item>
          <text:p text:style-name="P60"><text:span text:style-name="T3">L</text:span> – <text:span text:style-name="T3">Length</text:span></text:p>
        </text:list-item>
        <text:list-item>
          <text:p text:style-name="P60">D – Destination register</text:p>
        </text:list-item>
      </text:list>
      <text:p text:style-name="P31">Example:</text:p>
      <text:p text:style-name="P23"><text:span text:style-name="T2"><text:tab/></text:span><text:span text:style-name="T8">XOR LIV7, 4, LIV3</text:span></text:p>
      <text:h text:style-name="P16" text:outline-level="2"><text:bookmark-start text:name="__RefHeading___Toc1722_2031202759"/>XEC<text:bookmark-end text:name="__RefHeading___Toc1722_2031202759"/></text:h>
      <text:p text:style-name="P104"><text:span text:style-name="T19">XEC</text:span> <text:span text:style-name="T19">I (S) </text:span><text:span text:style-name="T24">[N]</text:span></text:p>
      <text:p text:style-name="P69">Operands:</text:p>
      <text:list xml:id="list150015069324068" text:continue-numbering="true" text:style-name="L1">
        <text:list-item>
          <text:p text:style-name="P76"><text:span text:style-name="T21">I – </text:span><text:span text:style-name="T23">I</text:span><text:span text:style-name="T22">mmediate/label</text:span> </text:p>
        </text:list-item>
        <text:list-item>
          <text:p text:style-name="P61">S – Source register </text:p>
        </text:list-item>
        <text:list-item>
          <text:p text:style-name="P84">N – <text:span text:style-name="T27">error checking, </text:span><text:span text:style-name="T26">expected</text:span> <text:span text:style-name="T25">range</text:span> <text:span text:style-name="T31">of values</text:span> (S), <text:span text:style-name="T31">can’t be 0</text:span></text:p>
        </text:list-item>
      </text:list>
      <text:p text:style-name="P32">Example:</text:p>
      <text:p text:style-name="P34"><text:tab/><text:span text:style-name="T7">XEC </text:span><text:span text:style-name="T15">EX_LABEL</text:span><text:span text:style-name="T7"> (R3) </text:span><text:span text:style-name="T13">[4]</text:span></text:p>
      <text:p text:style-name="P49">Notes:</text:p>
      <text:p text:style-name="P50">The <text:span text:style-name="T28">expected range</text:span>, “<text:span text:style-name="T28">N”</text:span>, is an optional field <text:span text:style-name="T29">that tells the assembler that the expected values in (S) should vary </text:span><text:span text:style-name="T32">in the range</text:span><text:span text:style-name="T29"> [</text:span><text:span text:style-name="T30">0..N-1</text:span><text:span text:style-name="T29">]. </text:span><text:span text:style-name="T32">This means that the target location should vary in the range [I..I+N-1]. If the target location [I..I+N-1] can extend beyond the range of XEC, the assembler will emit a warning </text:span><text:span text:style-name="T33">at assemble time.</text:span></text:p>
      <text:p text:style-name="P53">If no value is provided <text:span text:style-name="T35">for “N”,</text:span> the assembler <text:span text:style-name="T34">only checks that “I” is in range of XEC.</text:span></text:p>
      <text:p text:style-name="P105"><text:span text:style-name="T20">XEC</text:span> <text:span text:style-name="T20">I (S, L) </text:span><text:span text:style-name="T36">[N]</text:span></text:p>
      <text:p text:style-name="P70">Operands:</text:p>
      <text:list xml:id="list150014901367994" text:continue-numbering="true" text:style-name="L1">
        <text:list-item>
          <text:p text:style-name="P77">I – <text:span text:style-name="T23">I</text:span><text:span text:style-name="T22">mmediate/label </text:span></text:p>
        </text:list-item>
        <text:list-item>
          <text:p text:style-name="P62">S – Source register </text:p>
        </text:list-item>
        <text:list-item>
          <text:p text:style-name="P62"><text:span text:style-name="T3">L</text:span> – <text:span text:style-name="T3">Length</text:span></text:p>
        </text:list-item>
        <text:list-item>
          <text:p text:style-name="P85">N – <text:span text:style-name="T27">error checking, </text:span><text:span text:style-name="T26">expected</text:span> <text:span text:style-name="T25">range</text:span> <text:span text:style-name="T31">of values</text:span> (S), <text:span text:style-name="T31">can’t be 0</text:span></text:p>
        </text:list-item>
      </text:list>
      <text:p text:style-name="P33">Example:</text:p>
      <text:p text:style-name="P34"><text:tab/><text:span text:style-name="T7">XEC </text:span><text:span text:style-name="T15">EX_LABEL</text:span><text:span text:style-name="T7"> (LIV4,3) </text:span><text:span text:style-name="T14">[4]</text:span></text:p>
      <text:p text:style-name="P51">Notes:</text:p>
      <text:p text:style-name="P52">The <text:span text:style-name="T28">expected range</text:span>, “<text:span text:style-name="T28">N”</text:span>, is an optional field <text:span text:style-name="T29">that tells the assembler that the expected values in (S) should vary </text:span><text:span text:style-name="T32">in the range</text:span><text:span text:style-name="T29"> [</text:span><text:span text:style-name="T30">0..N-1</text:span><text:span text:style-name="T29">]. </text:span><text:span text:style-name="T32">This means that the target location should vary in the range [I..I+N-1]. If the target location [I..I+N-1] can extend beyond the range of XEC, the assembler will emit a warning </text:span><text:span text:style-name="T33">at assemble time.</text:span></text:p>
      <text:p text:style-name="P54">If no value is provided <text:span text:style-name="T35">for “N”,</text:span> the assembler <text:span text:style-name="T34">only checks that “I” is in range of XEC.</text:span></text:p>
      <text:h text:style-name="P15" text:outline-level="2"><text:bookmark-start text:name="__RefHeading___Toc1724_2031202759"/><text:soft-page-break/>NZT<text:bookmark-end text:name="__RefHeading___Toc1724_2031202759"/></text:h>
      <text:p text:style-name="P106">NZT S, I</text:p>
      <text:p text:style-name="P70">Operands:</text:p>
      <text:list xml:id="list150014919441472" text:continue-numbering="true" text:style-name="L1">
        <text:list-item>
          <text:p text:style-name="P62">S – Source register </text:p>
        </text:list-item>
        <text:list-item>
          <text:p text:style-name="P78">I – <text:span text:style-name="T23">I</text:span><text:span text:style-name="T22">mmediate/label</text:span></text:p>
        </text:list-item>
      </text:list>
      <text:p text:style-name="P33">Example:</text:p>
      <text:p text:style-name="P33"><text:tab/><text:span text:style-name="T7">NZT R6, </text:span><text:span text:style-name="T15">EX_LABEL</text:span></text:p>
      <text:p text:style-name="P107">NZT S, <text:span text:style-name="T37">L, I</text:span></text:p>
      <text:p text:style-name="P71">Operands:</text:p>
      <text:list xml:id="list150014144756697" text:continue-numbering="true" text:style-name="L1">
        <text:list-item>
          <text:p text:style-name="P63">S – Source register </text:p>
        </text:list-item>
        <text:list-item>
          <text:p text:style-name="P64"><text:span text:style-name="T3">L</text:span> – <text:span text:style-name="T3">Length</text:span></text:p>
        </text:list-item>
        <text:list-item>
          <text:p text:style-name="P79">I – <text:span text:style-name="T23">I</text:span><text:span text:style-name="T22">mmediate/label</text:span></text:p>
        </text:list-item>
      </text:list>
      <text:p text:style-name="P35">Example:</text:p>
      <text:p text:style-name="P35"><text:span text:style-name="T15"><text:tab/>NZT </text:span><text:span text:style-name="T17">LIV5</text:span><text:span text:style-name="T15">, </text:span><text:span text:style-name="T16">1, </text:span><text:span text:style-name="T15">EX_LABEL</text:span></text:p>
      <text:h text:style-name="P15" text:outline-level="2"><text:bookmark-start text:name="__RefHeading___Toc1726_2031202759"/>CALL<text:bookmark-end text:name="__RefHeading___Toc1726_2031202759"/></text:h>
      <text:p text:style-name="P108"><text:span text:style-name="T38">CALL</text:span> <text:span text:style-name="T37">I</text:span></text:p>
      <text:p text:style-name="P72">Operands:</text:p>
      <text:list xml:id="list150014260727645" text:continue-numbering="true" text:style-name="L1">
        <text:list-item>
          <text:p text:style-name="P80">I – <text:span text:style-name="T23">I</text:span><text:span text:style-name="T22">mmediate/label</text:span></text:p>
        </text:list-item>
      </text:list>
      <text:p text:style-name="P36">Example:</text:p>
      <text:p text:style-name="P22"><text:span text:style-name="T10"><text:tab/></text:span><text:span text:style-name="T11">CALL</text:span><text:span text:style-name="T12"> </text:span><text:span text:style-name="T10">EX_LABEL</text:span></text:p>
      <text:h text:style-name="P16" text:outline-level="2"><text:bookmark-start text:name="__RefHeading___Toc1728_2031202759"/>RET<text:bookmark-end text:name="__RefHeading___Toc1728_2031202759"/></text:h>
      <text:p text:style-name="P96">RET</text:p>
      <text:p text:style-name="P37">Example:</text:p>
      <text:p text:style-name="P37"><text:tab/><text:span text:style-name="T7">RET</text:span></text:p>
      <text:h text:style-name="P15" text:outline-level="2"><text:bookmark-start text:name="__RefHeading___Toc1730_2031202759"/>XMIT<text:bookmark-end text:name="__RefHeading___Toc1730_2031202759"/></text:h>
      <text:p text:style-name="P109"><text:span text:style-name="T39">XMIT</text:span> <text:span text:style-name="T39">I, D</text:span></text:p>
      <text:p text:style-name="P73">Operands:</text:p>
      <text:list xml:id="list150015868520495" text:continue-numbering="true" text:style-name="L1">
        <text:list-item>
          <text:p text:style-name="P81">I – <text:span text:style-name="T23">I</text:span><text:span text:style-name="T22">mmediate/label</text:span></text:p>
        </text:list-item>
        <text:list-item>
          <text:p text:style-name="P86">D – Destination register</text:p>
        </text:list-item>
      </text:list>
      <text:p text:style-name="P38">Example:</text:p>
      <text:p text:style-name="P38"><text:span text:style-name="T15"><text:tab/>XMIT @027, IVL</text:span></text:p>
      <text:p text:style-name="P110"><text:span text:style-name="T39">XMIT</text:span> <text:span text:style-name="T39">I, D, </text:span><text:span text:style-name="T40">L</text:span></text:p>
      <text:p text:style-name="P74">Operands:</text:p>
      <text:list xml:id="list150015682726436" text:continue-numbering="true" text:style-name="L1">
        <text:list-item>
          <text:p text:style-name="P82">I – <text:span text:style-name="T23">I</text:span><text:span text:style-name="T22">mmediate/label</text:span></text:p>
        </text:list-item>
        <text:list-item>
          <text:p text:style-name="P87">D – Destination register</text:p>
        </text:list-item>
        <text:list-item>
          <text:p text:style-name="P88">L – Length </text:p>
        </text:list-item>
      </text:list>
      <text:p text:style-name="P39">Example:</text:p>
      <text:p text:style-name="P39"><text:span text:style-name="T15"><text:tab/>XMIT 03, LIV5, 3</text:span></text:p>
      <text:h text:style-name="P15" text:outline-level="2"><text:bookmark-start text:name="__RefHeading___Toc1732_2031202759"/>JMP<text:bookmark-end text:name="__RefHeading___Toc1732_2031202759"/></text:h>
      <text:p text:style-name="P111"><text:span text:style-name="T41">JMP</text:span> <text:span text:style-name="T41">A</text:span></text:p>
      <text:p text:style-name="P75">Operands:</text:p>
      <text:list xml:id="list150013983231168" text:continue-numbering="true" text:style-name="L1">
        <text:list-item>
          <text:p text:style-name="P83"><text:span text:style-name="T41">A</text:span> – <text:span text:style-name="T41">Address </text:span><text:span text:style-name="T42">(13-bit field)</text:span></text:p>
        </text:list-item>
      </text:list>
      <text:p text:style-name="P40">Example:</text:p>
      <text:p text:style-name="P40"><text:span text:style-name="T15"><text:tab/>JMP </text:span><text:span text:style-name="T18">EX_LABEL</text:span></text:p>
      <text:h text:style-name="P11" text:outline-level="1"><text:bookmark-start text:name="__RefHeading___Toc1384_2031202759"/>Declarations<text:bookmark-end text:name="__RefHeading___Toc1384_2031202759"/></text:h>
      <text:p text:style-name="P21"/>
      <text:p text:style-name="P21"/>
      <text:h text:style-name="P12" text:outline-level="1"><text:bookmark-start text:name="__RefHeading___Toc1386_2031202759"/><text:span text:style-name="T1">Directives</text:span><text:bookmark-end text:name="__RefHeading___Toc1386_2031202759"/></text:h>
      <text:p text:style-name="P21"/>
      <text:p text:style-name="P2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Regular" style:font-family-generic="modern" style:font-pitch="fixed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99in" fo:margin-bottom="0.0799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text-align="end" style:justify-single-word="false" fo:padding="0.0201in" fo:border-left="none" fo:border-right="none" fo:border-top="none" fo:border-bottom="0.06pt solid #000000"/>
      <style:text-properties style:font-name="Source Code Pro" fo:font-style="italic" officeooo:rsid="009f982a" officeooo:paragraph-rsid="00a0cba4" style:font-style-asian="italic" style:font-style-complex="italic"/>
    </style:style>
    <style:style style:name="MP2" style:family="paragraph" style:parent-style-name="Header">
      <loext:graphic-properties draw:fill-gradient-name="gradient" draw:fill-hatch-name="hatch"/>
      <style:paragraph-properties fo:padding="0.0201in" fo:border-left="none" fo:border-right="none" fo:border-top="none" fo:border-bottom="0.06pt solid #000000"/>
      <style:text-properties style:font-name="Source Code Pro" fo:font-style="italic" officeooo:rsid="009f982a" officeooo:paragraph-rsid="009f982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IPTIDE Assembler Manual</text:p>
      </style:header>
      <style:header-left>
        <text:p text:style-name="MP2">RIPTIDE Assembler Manual</text:p>
      </style:header-left>
      <style:header-first>
        <text:p text:style-name="Header_20_left"/>
      </style:header-first>
      <style:footer>
        <text:p text:style-name="Footer_20_right"><text:page-number text:select-page="current">17</text:page-number></text:p>
      </style:footer>
      <style:footer-left>
        <text:p text:style-name="Footer_20_left"><text:page-number text:select-page="current">2</text:page-number></text:p>
      </style:footer-left>
      <style:footer-first>
        <text:p text:style-name="Footer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8T10:34:59.727000000</meta:creation-date>
    <dc:date>2023-04-08T15:00:13.476000000</dc:date>
    <meta:editing-duration>PT4H23M28S</meta:editing-duration>
    <meta:editing-cycles>156</meta:editing-cycles>
    <meta:generator>LibreOffice/7.4.6.2$Windows_X86_64 LibreOffice_project/5b1f5509c2decdade7fda905e3e1429a67acd63d</meta:generator>
    <meta:document-statistic meta:table-count="0" meta:image-count="0" meta:object-count="0" meta:page-count="17" meta:paragraph-count="197" meta:word-count="887" meta:character-count="4895" meta:non-whitespace-character-count="4166"/>
  </office:meta>
</office:document-meta>
</file>